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1.8639in"/>
    </style:style>
    <style:style style:name="Table1.B" style:family="table-column">
      <style:table-column-properties style:column-width="4.3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7813in"/>
    </style:style>
    <style:style style:name="Table2.B" style:family="table-column">
      <style:table-column-properties style:column-width="4.4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d0d0d" style:font-name="Roboto" fo:font-size="12pt" style:font-name-asian="Roboto1" style:font-size-asian="12pt" style:font-name-complex="Roboto1" style:font-size-complex="12pt" fo:background-color="#ffffff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top="0.1665in" fo:margin-bottom="0.1665in" loext:contextual-spacing="false" fo:line-height="150%" fo:text-align="justify" style:justify-single-word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>
      <style:paragraph-properties fo:margin-left="0.5in" fo:margin-right="0in" fo:margin-top="0.1665in" fo:margin-bottom="0.1665in" loext:contextual-spacing="false" fo:line-height="150%" fo:text-align="justify" style:justify-single-word="false" fo:text-indent="0in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list-style-name="WWNum3">
      <style:paragraph-properties fo:margin-left="0.2953in" fo:margin-right="0in" fo:margin-top="0.1665in" fo:margin-bottom="0in" loext:contextual-spacing="false" fo:line-height="150%" fo:text-align="justify" style:justify-single-word="false" fo:text-indent="-0.25in" style:auto-text-indent="false"/>
    </style:style>
    <style:style style:name="P11" style:family="paragraph" style:parent-style-name="Standard" style:list-style-name="WWNum2">
      <style:paragraph-properties fo:margin-left="0.2953in" fo:margin-right="0in" fo:margin-top="0.1665in" fo:margin-bottom="0in" loext:contextual-spacing="false" fo:line-height="150%" fo:text-align="justify" style:justify-single-word="false" fo:text-indent="-0.25in" style:auto-text-indent="false"/>
    </style:style>
    <style:style style:name="P12" style:family="paragraph" style:parent-style-name="Standard" style:list-style-name="WWNum3">
      <style:paragraph-properties fo:margin-left="0.2953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13" style:family="paragraph" style:parent-style-name="Standard" style:list-style-name="WWNum3">
      <style:paragraph-properties fo:margin-left="0.2953in" fo:margin-right="0in" fo:margin-top="0in" fo:margin-bottom="0.1665in" loext:contextual-spacing="false" fo:line-height="150%" fo:text-align="justify" style:justify-single-word="false" fo:text-indent="-0.25in" style:auto-text-indent="false"/>
    </style:style>
    <style:style style:name="P14" style:family="paragraph" style:parent-style-name="Standard" style:list-style-name="WWNum2">
      <style:paragraph-properties fo:margin-left="0.2953in" fo:margin-right="0in" fo:margin-top="0in" fo:margin-bottom="0.1665in" loext:contextual-spacing="false" fo:line-height="150%" fo:text-align="justify" style:justify-single-word="false" fo:text-indent="-0.25in" style:auto-text-indent="false"/>
    </style:style>
    <style:style style:name="P15" style:family="paragraph" style:parent-style-name="Heading_20_2">
      <style:paragraph-properties fo:margin-top="0.25in" fo:margin-bottom="0.0555in" loext:contextual-spacing="false" fo:line-height="150%" fo:text-align="justify" style:justify-single-word="false" fo:keep-together="auto" fo:keep-with-next="auto"/>
    </style:style>
    <style:style style:name="P16" style:family="paragraph" style:parent-style-name="Heading_20_2" style:master-page-name="Standard">
      <style:paragraph-properties fo:margin-top="0.25in" fo:margin-bottom="0.0555in" loext:contextual-spacing="false" fo:line-height="150%" fo:text-align="justify" style:justify-single-word="false" fo:keep-together="auto" style:page-number="1" fo:keep-with-next="auto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color="#0d0d0d" style:font-name="Roboto" style:font-name-asian="Roboto1" style:font-name-complex="Roboto1" fo:background-color="#ffffff"/>
    </style:style>
    <style:style style:name="T3" style:family="text">
      <style:text-properties fo:color="#0d0d0d" style:font-name="Roboto" fo:font-size="12pt" style:font-name-asian="Roboto1" style:font-size-asian="12pt" style:font-name-complex="Roboto1" style:font-size-complex="12pt" fo:background-color="#ffffff"/>
    </style:style>
    <style:style style:name="T4" style:family="text">
      <style:text-properties fo:color="#0d0d0d" style:font-name="Courier New" fo:font-size="10.5pt" style:font-name-asian="Courier New1" style:font-size-asian="10.5pt" style:font-name-complex="Courier New1" style:font-size-complex="10.5pt" fo:background-color="#ffffff"/>
    </style:style>
    <style:style style:name="T5" style:family="text">
      <style:text-properties fo:font-weight="bold" style:font-weight-asian="bold"/>
    </style:style>
    <style:style style:name="T6" style:family="text">
      <style:text-properties fo:color="#980000"/>
    </style:style>
    <style:style style:name="T7" style:family="text">
      <style:text-properties fo:color="#980000" fo:font-weight="bold" style:font-weight-asian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71w7qn2oc6rd"/><text:span text:style-name="T1">Desafio Back-end Viasoft</text:span></text:p>
      <text:p text:style-name="P1"><text:span text:style-name="T2">Antes de mais nada, agradecemos pelo seu interesse em fazer parte da Viasoft! A seguir, você encontrará todas as informações necessárias para começar o seu teste.</text:span></text:p>
      <text:p text:style-name="P2"/>
      <text:p text:style-name="P1"><text:span text:style-name="T1">No dia da entrevista técnica</text:span></text:p>
      <text:p text:style-name="P2"/>
      <text:p text:style-name="P1"><text:span text:style-name="T2">Na data agendada para a entrevista técnica, por favor, tenha sua aplicação rodando localmente em sua máquina para podermos executar os testes e discutir os pontos desenvolvidos, bem como possíveis dúvidas. Realizaremos um code review juntos. Você terá a oportunidade de explicar seu raciocínio, como estruturou a aplicação e como o projeto pode ser aprimorado.</text:span></text:p>
      <text:p text:style-name="P15"><text:bookmark text:name="_94cj44jfxl0g"/><text:span text:style-name="T1">Ambiente de desenvolvimento</text:span></text:p>
      <text:p text:style-name="P4"><text:span text:style-name="T5">Java 17,</text:span> <text:span text:style-name="T5">Maven</text:span> e a lib <text:span text:style-name="T5">Spring Web.</text:span> Pode ser utilizado outras libs em conjunto.</text:p>
      <text:p text:style-name="P15"><text:bookmark text:name="_tp5x1jdlnsvy"/><text:span text:style-name="T1">Objetivo</text:span></text:p>
      <text:p text:style-name="P1">Imagine <text:span text:style-name="T6">(sem realizar a integração)</text:span> que você precisa enviar e-mail mediante plataformas como AWS e OCI. </text:p>
      <text:p text:style-name="P1">O teste consiste em criar uma aplicação REST com endpoint que recebe dados para envio de email, <text:span text:style-name="T7">com apenas uma requisição, sem alterar o objeto de entrada</text:span>, dependendo da configuração setada em <text:span text:style-name="T4">application.properties</text:span><text:span text:style-name="T6"> </text:span>o objeto deve ser adaptado para novas classes, também deve ser serializado e impresso no console.</text:p>
      <text:p text:style-name="P15"><text:bookmark text:name="_t0zh9mrf4srn"/><text:span text:style-name="T1">Requisitos</text:span></text:p>
      <text:p text:style-name="P4">1 - Crie uma aplicação REST com um endpoint, que deverá receber um objeto e processar as informações.</text:p>
      <text:p text:style-name="P4">A requisição deve ser feita utilizando o Postman ou uma ferramenta similar.</text:p>
      <text:p text:style-name="P1"><text:span text:style-name="T8">2 - Crie uma classe DTO e Modele os atributos contendo as seguintes informações:</text:span></text:p>
      <text:list xml:id="list2484984989" text:style-name="WWNum1">
        <text:list-item>
          <text:p text:style-name="P5"><text:span text:style-name="T8">E-mail do destinatário</text:span></text:p>
        </text:list-item>
        <text:list-item>
          <text:p text:style-name="P6"><text:span text:style-name="T8">Nome do destinatário</text:span></text:p>
        </text:list-item>
        <text:list-item>
          <text:p text:style-name="P6"><text:span text:style-name="T8">Email do remetente</text:span></text:p>
        </text:list-item>
        <text:list-item>
          <text:p text:style-name="P6"><text:span text:style-name="T8">Assunto</text:span></text:p>
        </text:list-item>
        <text:list-item>
          <text:p text:style-name="P7"><text:span text:style-name="T8">Conteúdo</text:span></text:p>
        </text:list-item>
      </text:list>
      <text:p text:style-name="P1"><text:span text:style-name="T8">2.1 - O objeto recebido no Controller será uma instância da classe criada acima.</text:span></text:p>
      <text:p text:style-name="P8"/>
      <text:p text:style-name="P4"/>
      <text:p text:style-name="P4"/>
      <text:p text:style-name="P4">3 - Crie em <text:span text:style-name="T4">application.properties</text:span> um atributo chamado<text:span text:style-name="T4"> mail.integracao</text:span>, que o valor pode ser configurado com <text:span text:style-name="T5">OCI</text:span> ou <text:span text:style-name="T5">AWS</text:span>.</text:p>
      <text:p text:style-name="P4"><text:soft-page-break/>4 - Crie a classe chamada <text:span text:style-name="T5">EmailAwsDTO</text:span>, com os seguintes atributos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recipient</text:p>
          </table:table-cell>
          <table:table-cell table:style-name="Table1.A1" office:value-type="string">
            <text:p text:style-name="P3">E-mail destinatário: Max: 45 caracteres</text:p>
          </table:table-cell>
        </table:table-row>
        <table:table-row table:style-name="Table1.1">
          <table:table-cell table:style-name="Table1.A1" office:value-type="string">
            <text:p text:style-name="P3">recipientName</text:p>
          </table:table-cell>
          <table:table-cell table:style-name="Table1.A1" office:value-type="string">
            <text:p text:style-name="P3">Nome destinatário. Max: 60 caracteres</text:p>
          </table:table-cell>
        </table:table-row>
        <table:table-row table:style-name="Table1.1">
          <table:table-cell table:style-name="Table1.A1" office:value-type="string">
            <text:p text:style-name="P3">sender</text:p>
          </table:table-cell>
          <table:table-cell table:style-name="Table1.A1" office:value-type="string">
            <text:p text:style-name="P3">E-mail remetente. Max: 45 caracteres</text:p>
          </table:table-cell>
        </table:table-row>
        <table:table-row table:style-name="Table1.1">
          <table:table-cell table:style-name="Table1.A1" office:value-type="string">
            <text:p text:style-name="P3">subject</text:p>
          </table:table-cell>
          <table:table-cell table:style-name="Table1.A1" office:value-type="string">
            <text:p text:style-name="P3">Assunto do e-mail. Max: 120 caracteres</text:p>
          </table:table-cell>
        </table:table-row>
        <table:table-row table:style-name="Table1.1">
          <table:table-cell table:style-name="Table1.A1" office:value-type="string">
            <text:p text:style-name="P3">content</text:p>
          </table:table-cell>
          <table:table-cell table:style-name="Table1.A1" office:value-type="string">
            <text:p text:style-name="P3">Conteúdo do e-mail. Max: 256 caracteres</text:p>
          </table:table-cell>
        </table:table-row>
      </table:table>
      <text:p text:style-name="P4"/>
      <text:p text:style-name="P4">5 - Crie a classe chamada <text:span text:style-name="T5">EmailOciDTO</text:span>, com os seguintes atributos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recipientEmail</text:p>
          </table:table-cell>
          <table:table-cell table:style-name="Table2.A1" office:value-type="string">
            <text:p text:style-name="P3">E-mail destinatário: Max: 40 caracteres</text:p>
          </table:table-cell>
        </table:table-row>
        <table:table-row table:style-name="Table2.1">
          <table:table-cell table:style-name="Table2.A1" office:value-type="string">
            <text:p text:style-name="P9">recipientName</text:p>
          </table:table-cell>
          <table:table-cell table:style-name="Table2.A1" office:value-type="string">
            <text:p text:style-name="P3">Nome destinatário. Max: 50 caracteres</text:p>
          </table:table-cell>
        </table:table-row>
        <table:table-row table:style-name="Table2.1">
          <table:table-cell table:style-name="Table2.A1" office:value-type="string">
            <text:p text:style-name="P9">senderEmail</text:p>
          </table:table-cell>
          <table:table-cell table:style-name="Table2.A1" office:value-type="string">
            <text:p text:style-name="P3">E-mail remetente. Max: 40 caracteres</text:p>
          </table:table-cell>
        </table:table-row>
        <table:table-row table:style-name="Table2.1">
          <table:table-cell table:style-name="Table2.A1" office:value-type="string">
            <text:p text:style-name="P9">subject</text:p>
          </table:table-cell>
          <table:table-cell table:style-name="Table2.A1" office:value-type="string">
            <text:p text:style-name="P3">Assunto do e-mail. Max: 100 caracteres</text:p>
          </table:table-cell>
        </table:table-row>
        <table:table-row table:style-name="Table2.1">
          <table:table-cell table:style-name="Table2.A1" office:value-type="string">
            <text:p text:style-name="P9">body</text:p>
          </table:table-cell>
          <table:table-cell table:style-name="Table2.A1" office:value-type="string">
            <text:p text:style-name="P3">Conteúdo do e-mail. Max: 250 caracteres</text:p>
          </table:table-cell>
        </table:table-row>
      </table:table>
      <text:p text:style-name="P4">6 - Ao receber a requisição, adaptar a informação do objeto para a classe EmailAwsDTO ou EmailOciDTO, dependendo da configuração em <text:span text:style-name="T4">application.properties</text:span>.</text:p>
      <text:p text:style-name="P4">7 - Serializar o objeto em JSON e <text:span text:style-name="T3">imprimir</text:span> no console.</text:p>
      <text:p text:style-name="P4">8 - Se a requisição ocorrer com sucesso retornar status 204.</text:p>
      <text:p text:style-name="P4">9 - Se a requisição falhar, tratar os erros com status 400 ou 500.</text:p>
      <text:p text:style-name="P15"><text:bookmark text:name="_g9j1k1w1n6mv"/><text:span text:style-name="T1">Avaliação</text:span></text:p>
      <text:p text:style-name="P4">Habilidades de criação de projeto e arquitetura back-end:</text:p>
      <text:list xml:id="list1448935575" text:style-name="WWNum3">
        <text:list-item>
          <text:p text:style-name="P10">Capacidade analítica</text:p>
        </text:list-item>
        <text:list-item>
          <text:p text:style-name="P12">Implementação de arquitetura em camadas</text:p>
        </text:list-item>
        <text:list-item>
          <text:p text:style-name="P12">Desacoplamento dos componentes</text:p>
        </text:list-item>
        <text:list-item>
          <text:p text:style-name="P12">Conhecimento sobre REST</text:p>
        </text:list-item>
        <text:list-item>
          <text:p text:style-name="P12">Apresentação de código limpo e organizado</text:p>
        </text:list-item>
        <text:list-item>
          <text:p text:style-name="P12">Aplicação e conhecimento de SOLID</text:p>
        </text:list-item>
        <text:list-item>
          <text:p text:style-name="P12">Identificação e aplicação de Design Patterns</text:p>
        </text:list-item>
        <text:list-item>
          <text:p text:style-name="P12"><text:soft-page-break/>Validação dos dados</text:p>
        </text:list-item>
        <text:list-item>
          <text:p text:style-name="P13">Tratamento de erros</text:p>
        </text:list-item>
      </text:list>
      <text:p text:style-name="P15"><text:bookmark text:name="_ofsdedv6lzr"/><text:span text:style-name="T1">O que será diferencial</text:span></text:p>
      <text:list xml:id="list2682918952" text:style-name="WWNum2">
        <text:list-item>
          <text:p text:style-name="P11">Documentação</text:p>
        </text:list-item>
        <text:list-item>
          <text:p text:style-name="P14">Teste unitár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1in" fo:margin-left="1in" fo:margin-right="1in" style:writing-mode="lr-tb" style:layout-grid-color="#c0c0c0" style:layout-grid-lines="26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60" meta:word-count="474" meta:character-count="2979" meta:non-whitespace-character-count="2580"/>
    <meta:generator>LibreOfficeDev/6.0.5.2$Linux_X86_64 LibreOffice_project/</meta:generator>
  </office:meta>
</office:document-meta>
</file>